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085cm" svg:height="0.715cm" svg:x="1.402cm" svg:y="0.608cm">
          <text:p text:style-name="P1"><text:span text:style-name="T1">....</text:span></text:p>
        </draw:rect>
        <draw:rect draw:style-name="gr1" draw:text-style-name="P3" draw:layer="layout" svg:width="1.085cm" svg:height="0.715cm" svg:x="2.503cm" svg:y="0.609cm">
          <text:p text:style-name="P1"><text:span text:style-name="T1">0x00</text:span></text:p>
        </draw:rect>
        <draw:rect draw:style-name="gr1" draw:text-style-name="P2" draw:layer="layout" svg:width="1.085cm" svg:height="0.715cm" svg:x="3.604cm" svg:y="0.61cm">
          <text:p text:style-name="P1"><text:span text:style-name="T1">0x00</text:span></text:p>
        </draw:rect>
        <draw:rect draw:style-name="gr1" draw:text-style-name="P2" draw:layer="layout" svg:width="1.085cm" svg:height="0.715cm" svg:x="4.704cm" svg:y="0.61cm">
          <text:p text:style-name="P1"><text:span text:style-name="T1">0x10</text:span></text:p>
        </draw:rect>
        <draw:rect draw:style-name="gr1" draw:text-style-name="P2" draw:layer="layout" svg:width="1.085cm" svg:height="0.715cm" svg:x="5.804cm" svg:y="0.61cm">
          <text:p text:style-name="P1"><text:span text:style-name="T1">0x0A</text:span></text:p>
        </draw:rect>
        <draw:rect draw:style-name="gr1" draw:text-style-name="P2" draw:layer="layout" svg:width="1.085cm" svg:height="0.715cm" svg:x="6.904cm" svg:y="0.61cm">
          <text:p text:style-name="P1"><text:span text:style-name="T1">....</text:span></text:p>
        </draw:rect>
        <draw:rect draw:style-name="gr1" draw:text-style-name="P2" draw:layer="layout" svg:width="1.085cm" svg:height="0.715cm" svg:x="8.004cm" svg:y="0.61cm">
          <text:p text:style-name="P1"><text:span text:style-name="T1">....</text:span></text:p>
        </draw:rect>
        <draw:rect draw:style-name="gr1" draw:text-style-name="P2" draw:layer="layout" svg:width="1.085cm" svg:height="0.715cm" svg:x="0.304cm" svg:y="0.61cm">
          <text:p text:style-name="P1"><text:span text:style-name="T1">....</text:span></text:p>
        </draw:rect>
        <draw:rect draw:style-name="gr1" draw:text-style-name="P2" draw:layer="layout" svg:width="1.085cm" svg:height="0.715cm" svg:x="1.403cm" svg:y="1.709cm">
          <text:p text:style-name="P1"><text:span text:style-name="T1">....</text:span></text:p>
        </draw:rect>
        <draw:rect draw:style-name="gr1" draw:text-style-name="P2" draw:layer="layout" svg:width="1.085cm" svg:height="0.715cm" svg:x="2.504cm" svg:y="1.71cm">
          <text:p text:style-name="P1"><text:span text:style-name="T1">0x0A</text:span></text:p>
        </draw:rect>
        <draw:rect draw:style-name="gr1" draw:text-style-name="P2" draw:layer="layout" svg:width="1.085cm" svg:height="0.715cm" svg:x="3.605cm" svg:y="1.711cm">
          <text:p text:style-name="P1"><text:span text:style-name="T1">0x10</text:span></text:p>
        </draw:rect>
        <draw:rect draw:style-name="gr1" draw:text-style-name="P2" draw:layer="layout" svg:width="1.085cm" svg:height="0.715cm" svg:x="4.705cm" svg:y="1.711cm">
          <text:p text:style-name="P1"><text:span text:style-name="T1">0x00</text:span></text:p>
        </draw:rect>
        <draw:rect draw:style-name="gr1" draw:text-style-name="P2" draw:layer="layout" svg:width="1.085cm" svg:height="0.715cm" svg:x="5.805cm" svg:y="1.711cm">
          <text:p text:style-name="P1"><text:span text:style-name="T1">0x00</text:span></text:p>
        </draw:rect>
        <draw:rect draw:style-name="gr1" draw:text-style-name="P2" draw:layer="layout" svg:width="1.085cm" svg:height="0.715cm" svg:x="6.905cm" svg:y="1.711cm">
          <text:p text:style-name="P1"><text:span text:style-name="T1">....</text:span></text:p>
        </draw:rect>
        <draw:rect draw:style-name="gr1" draw:text-style-name="P2" draw:layer="layout" svg:width="1.085cm" svg:height="0.715cm" svg:x="8.005cm" svg:y="1.711cm">
          <text:p text:style-name="P1"><text:span text:style-name="T1">....</text:span></text:p>
        </draw:rect>
        <draw:rect draw:style-name="gr1" draw:text-style-name="P2" draw:layer="layout" svg:width="1.085cm" svg:height="0.715cm" svg:x="0.305cm" svg:y="1.711cm">
          <text:p text:style-name="P1"><text:span text:style-name="T1">....</text:span></text:p>
        </draw:rect>
        <draw:frame draw:style-name="gr2" draw:text-style-name="P4" draw:layer="layout" svg:width="2.441cm" svg:height="0.725cm" svg:x="9.392cm" svg:y="0.735cm">
          <draw:text-box>
            <text:p><text:span text:style-name="T1">BigEndian</text:span></text:p>
          </draw:text-box>
        </draw:frame>
        <draw:frame draw:style-name="gr3" draw:text-style-name="P4" draw:layer="layout" svg:width="2.725cm" svg:height="0.725cm" svg:x="9.393cm" svg:y="1.736cm">
          <draw:text-box>
            <text:p><text:span text:style-name="T1">LittleEnd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DejaVu Sans" style:font-size-asian="24pt" style:language-asian="ja" style:country-asian="JP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